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1155cc"/>
    </style:style>
    <style:style style:name="T8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1155cc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>Меры по улучшению качества<text:s/></text:span><text:span text:style-name="T2">«</text:span><text:span text:style-name="T3">Почты России</text:span><text:span text:style-name="T4">»</text:span></text:p>
      <text:p text:style-name="P1"><text:span text:style-name="T5"/></text:p>
      <text:p text:style-name="P2"><text:span text:style-name="T6">1.<text:s/></text:span><text:span text:style-name="T7">Наладили взаимодействие ,при помощи ежедневных планерок<text:s/></text:span><text:span text:style-name="T8">—</text:span><text:span text:style-name="T9"><text:s/></text:span><text:span text:style-name="T10">скрывать информацию стало невозможно</text:span></text:p>
      <text:p text:style-name="P2"><text:span text:style-name="T11">2.<text:s/></text:span><text:span text:style-name="T12">Восстановление отношений с таможней, улучшение условий труда работников таможни<text:s/></text:span><text:span text:style-name="T13">—</text:span><text:span text:style-name="T14"><text:s/></text:span><text:span text:style-name="T15">рост международного потока в 4 раза</text:span></text:p>
      <text:p text:style-name="P2"><text:span text:style-name="T16">3.<text:s/></text:span><text:span text:style-name="T17">Заключение прямых контрактов, снижение доли агентов<text:s/></text:span><text:span text:style-name="T18">—</text:span><text:span text:style-name="T19"><text:s/></text:span><text:span text:style-name="T20">уменьшение тарифа с 40,86 руб за км до 27,28 руб за км</text:span></text:p>
      <text:p text:style-name="P2"><text:span text:style-name="T21">4.<text:s/></text:span><text:span text:style-name="T22">Новый сортировочный центр и использование автоматической сортировки<text:s/></text:span><text:span text:style-name="T23">—</text:span><text:span text:style-name="T24"><text:s/></text:span><text:span text:style-name="T25">вырос объем доставленных посылок в 1,6 раза, средние сроки доставки сократились с 90 до 14 дней.</text:span></text:p>
      <text:p text:style-name="P2"><text:span text:style-name="T26"/></text:p>
      <text:p text:style-name="P3"><text:span text:style-name="T27">DNS</text:span></text:p>
      <text:p text:style-name="P4"><text:span text:style-name="T28"/></text:p>
      <text:p text:style-name="P4"><text:span text:style-name="T29">DNS</text:span><text:span text:style-name="T30"><text:s/></text:span><text:span text:style-name="T31">–</text:span><text:span text:style-name="T32"><text:s/></text:span><text:span text:style-name="T33">система доменных имен. Доменное имя принадлежит какому-либо IP адресу. Данная система хранит и связывает их между собой. У одного домена может быть несколько IP<text:s text:c="2"/>адресов. DNS так же связывает их между собой. Данная информация хранится в файле,<text:s text:c="2"/>который находится на DNS сервере и называется DNS зоной.</text:span></text:p>
      <text:p text:style-name="P4"><text:span text:style-name="T34"/></text:p>
      <text:p text:style-name="P4"><text:span text:style-name="T34"/></text:p>
      <text:p text:style-name="P5"><text:span text:style-name="T35">Тест-план для тестирования яйца (сырое, светло-коричневое, 0 категории)</text:span></text:p>
      <text:p text:style-name="P6"><text:span text:style-name="T36"/></text:p>
      <text:p text:style-name="P6"><text:span text:style-name="T37">1.<text:s/></text:span><text:span text:style-name="T38">Оценить внешний вид яйца</text:span></text:p>
      <text:p text:style-name="P6"><text:span text:style-name="T38">ОР Яйцо светло-коричневое, имеет правильную форму</text:span></text:p>
      <text:p text:style-name="P6"><text:span text:style-name="T39"/></text:p>
      <text:p text:style-name="P6"><text:span text:style-name="T40">2.<text:s/></text:span><text:span text:style-name="T41">Проверить наличие трещин и пятен на яйце</text:span></text:p>
      <text:p text:style-name="P6"><text:span text:style-name="T41">ОР Яйцо без пятен и трещин</text:span></text:p>
      <text:p text:style-name="P6"><text:span text:style-name="T42"/></text:p>
      <text:p text:style-name="P6"><text:span text:style-name="T43">3.<text:s/></text:span><text:span text:style-name="T44">Оценить запах яйца</text:span></text:p>
      <text:p text:style-name="P6"><text:span text:style-name="T44">ОР Яйцо не имеет резкого неприятного запаха</text:span></text:p>
      <text:p text:style-name="P6"><text:span text:style-name="T45"/></text:p>
      <text:p text:style-name="P6"><text:span text:style-name="T46">4.<text:s/></text:span><text:span text:style-name="T47">Покрутить яйцо вокруг своей оси</text:span></text:p>
      <text:p text:style-name="P6"><text:span text:style-name="T47">ОР При слабом закручивании сырое яйцо должно совершать около 1-2 оборотов вокруг своей оси</text:span></text:p>
      <text:p text:style-name="P6"><text:span text:style-name="T48"/></text:p>
      <text:p text:style-name="P6"><text:span text:style-name="T49">5.<text:s/></text:span><text:span text:style-name="T50">Потрясти яйцо</text:span></text:p>
      <text:p text:style-name="P6"><text:span text:style-name="T50">ОР При встряхивании яйцо не издает никаких звуков, могут ощущаться слабые постукивания желтка о стенки скорлупы </text:span></text:p>
      <text:p text:style-name="P6"><text:span text:style-name="T51"/></text:p>
      <text:p text:style-name="P6"><text:span text:style-name="T52">6.<text:s/></text:span><text:span text:style-name="T53">Взвесить яйцо</text:span></text:p>
      <text:p text:style-name="P6"><text:span text:style-name="T53">ОР Вес яйца должен быть с пределах 65-75 г</text:span></text:p>
      <text:p text:style-name="P6"><text:span text:style-name="T54"/></text:p>
      <text:p text:style-name="P6"><text:span text:style-name="T55">7.<text:s/></text:span><text:span text:style-name="T56">Разбить яйцо (при помощи ножа) в миску</text:span></text:p>
      <text:p text:style-name="P6"><text:span text:style-name="T56">ОР Скорлупа легко разбивается</text:span></text:p>
      <text:p text:style-name="P6"><text:span text:style-name="T57"/></text:p>
      <text:p text:style-name="P6"><text:span text:style-name="T58">8.<text:s/></text:span><text:span text:style-name="T59">Оценить внешний вид разбитого яйца</text:span></text:p>
      <text:p text:style-name="P6"><text:span text:style-name="T59">ОР Желток имеет правильную круглую форму, цвет желтка желтый, цвет белка прозрачный с желтым оттенком</text:span></text:p>
      <text:p text:style-name="P6"><text:span text:style-name="T60"/></text:p>
      <text:p text:style-name="P6"><text:span text:style-name="T61">9.<text:s/></text:span><text:span text:style-name="T62">Оценить наличие в яйце посторонних вкраплений</text:span></text:p>
      <text:p text:style-name="P6"><text:span text:style-name="T62">ОР Яйцо не должно содержать красных, черных вкраплений, кровавых сгустков и следов плесени</text:span></text:p>
      <text:p text:style-name="P6"><text:span text:style-name="T63"/></text:p>
      <text:p text:style-name="P6"><text:span text:style-name="T64">10.<text:s/></text:span><text:span text:style-name="T65">Понюхать разбитое яйцо</text:span></text:p>
      <text:p text:style-name="P6"><text:span text:style-name="T65">ОР Яйцо не имеет резкого неприятного запаха</text:span></text:p>
      <text:p text:style-name="P6"><text:span text:style-name="T66"/></text:p>
      <text:p text:style-name="P6"><text:span text:style-name="T67">11.<text:s/></text:span><text:span text:style-name="T68">Оценить соотношение желтка и белки</text:span></text:p>
      <text:p text:style-name="P6"><text:span text:style-name="T68">ОР Примерно одинаковое количество желтка и белка </text:span></text:p>
      <text:p text:style-name="P6"><text:span text:style-name="T69"/></text:p>
      <text:p text:style-name="P6"><text:span text:style-name="T70">12.<text:s/></text:span><text:span text:style-name="T71">Отделить желток от белка</text:span></text:p>
      <text:p text:style-name="P6"><text:span text:style-name="T71">ОР При аккуратном отделении желтка от белка с помощью половинок скорлупы<text:s text:c="2"/>желток не должен лопнуть</text:span></text:p>
      <text:p text:style-name="P6"><text:span text:style-name="T72"/></text:p>
      <text:p text:style-name="P6"><text:span text:style-name="T73">13.<text:s/></text:span><text:span text:style-name="T74">Взбить белок</text:span></text:p>
      <text:p text:style-name="P6"><text:span text:style-name="T74">ОР При интенсивном взбивании желтка в течение 2 минут белок превращается в пену</text:span></text:p>
      <text:p text:style-name="P6"><text:span text:style-name="T75"/></text:p>
      <text:p text:style-name="P6"><text:span text:style-name="T76">14.<text:s/></text:span><text:span text:style-name="T77">Взбить желток</text:span></text:p>
      <text:p text:style-name="P6"><text:span text:style-name="T77">ОР При интенсивном взбивании в течение 1 минуты желток становится однородной массой</text:span></text:p>
      <text:p text:style-name="P6"><text:span text:style-name="T78"/></text:p>
      <text:p text:style-name="P6"><text:span text:style-name="T79">15.<text:s/></text:span><text:span text:style-name="T80">Соединить взбитые желток и белок</text:span></text:p>
      <text:p text:style-name="P6"><text:span text:style-name="T80">ОР После соединения желтка и белка получаем воздушную массу светло-желтого цвета</text:span></text:p>
      <text:p text:style-name="P6"><text:span text:style-name="T80"/></text:p>
      <text:p text:style-name="P6"><text:span text:style-name="T80"/></text:p>
      <text:p text:style-name="P6"><text:span text:style-name="T81">Тест-план тестирования сайта<text:s/></text:span><text:a xlink:href="https://nsk.papajohns.ru/"><text:span text:style-name="T83">https://nsk.papajohns.ru/<text:s/></text:span></text:a><text:span text:style-name="T84"/></text:p>
      <text:p text:style-name="P6"><text:span text:style-name="T84"/></text:p>
      <text:p text:style-name="P6"><text:span text:style-name="T85">1.<text:s/></text:span><text:span text:style-name="T86">Проверка оформления сайта (расположение текстов, картинок)</text:span></text:p>
      <text:p text:style-name="P6"><text:span text:style-name="T86">ОР Текст и картинки расположены симметрично относительно окна и по центру</text:span></text:p>
      <text:p text:style-name="P6"><text:span text:style-name="T86">ФР Текст и картинки продуктов расположены не симметрично относительно окна страницы (фактически может быть расположено 4 ряда продукции, вместо 2)</text:span></text:p>
      <text:p text:style-name="P6"><text:span text:style-name="T87">2.<text:s/></text:span><text:span text:style-name="T88">Протыкать все кнопки, проверить всё ли работает</text:span></text:p>
      <text:p text:style-name="P6"><text:span text:style-name="T89">3.<text:s/></text:span><text:span text:style-name="T90">Проверить грамматические ошибки</text:span></text:p>
      <text:p text:style-name="P6"><text:span text:style-name="T91">4.<text:s/></text:span><text:span text:style-name="T92">Создать заказ (корректные данные)</text:span></text:p>
      <text:p text:style-name="P6"><text:span text:style-name="T92">5</text:span><text:span text:style-name="T93">.<text:s/></text:span><text:span text:style-name="T94">Создать заказ (не корректные данные)</text:span></text:p>
      <text:p text:style-name="P6"><text:span text:style-name="T95">5.<text:s/></text:span><text:span text:style-name="T96">Оплата заказа</text:span></text:p>
      <text:p text:style-name="P6"><text:span text:style-name="T97">6.<text:s/></text:span><text:span text:style-name="T98">Проверить создание и оплату заказа в браузере Яндекса</text:span></text:p>
      <text:p text:style-name="P6"><text:span text:style-name="T99">7.<text:s text:c="2"/></text:span><text:span text:style-name="T100">Проверить создание и оплату заказа в браузере</text:span><text:span text:style-name="T101"><text:s/></text:span><text:span text:style-name="T102"/></text:p>
      <text:p text:style-name="P6"><text:span text:style-name="T103">6.<text:s/></text:span><text:span text:style-name="T104">Проверить работу сайта на iphone 5s</text:span></text:p>
      <text:p text:style-name="P6"><text:span text:style-name="T105">7.<text:s/></text:span><text:span text:style-name="T106">Проверить работу на планшете apple</text:span></text:p>
      <text:p text:style-name="P6"><text:span text:style-name="T107"/></text:p>
      <text:p text:style-name="P6"><text:span text:style-name="T107"/></text:p>
      <text:p text:style-name="P6"><text:span text:style-name="T1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